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mbria" style:font-name-asian="Cambria" style:font-name-complex="Cambria" fo:font-size="12pt" style:font-size-asian="12pt" style:font-size-complex="12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 style:font-name="Cambria" style:font-name-asian="Cambria" style:font-name-complex="Cambria" style:text-underline-style="solid" style:text-underline-type="single" style:font-family-generic="roman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7" style:family="table-cell" style:parent-style-name="Default" style:data-style-name="N0">
      <style:table-cell-properties style:vertical-align="automatic" fo:background-color="#93C47D" style:repeat-content="false"/>
      <style:paragraph-properties fo:text-align="center"/>
      <style:text-properties style:font-name="Cambria" style:font-name-asian="Cambria" style:font-name-complex="Cambria" fo:font-size="12pt" style:font-size-asian="12pt" style:font-size-complex="12pt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style:vertical-align="automatic" fo:background-color="#FFD966" style:repeat-content="false"/>
      <style:paragraph-properties fo:text-align="center"/>
      <style:text-properties style:font-name="Cambria" style:font-name-asian="Cambria" style:font-name-complex="Cambria" fo:font-size="12pt" style:font-size-asian="12pt" style:font-size-complex="12pt" fo:font-weight="bold" style:font-weight-asian="bold" style:font-weight-complex="bold" style:font-family-generic="roman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1155CC" style:text-underline-style="solid" style:text-underline-type="single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background-color="#93C47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FFD966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5" style:family="table-cell" style:parent-style-name="Lien_32_hypertexte" style:data-style-name="N0">
      <style:table-cell-properties style:vertical-align="automatic" style:repeat-content="false"/>
      <style:paragraph-properties fo:text-align="center"/>
      <style:text-properties fo:color="#0563C1" style:text-underline-style="solid" style:text-underline-type="single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70C0" style:font-name="Cambria" style:font-name-asian="Cambria" style:font-name-complex="Cambria" style:text-underline-style="solid" style:text-underline-type="single" fo:font-weight="bold" style:font-weight-asian="bold" style:font-weight-complex="bold" style:font-family-generic="roman"/>
    </style:style>
    <style:style style:name="co1" style:family="table-column">
      <style:table-column-properties fo:break-before="auto" style:column-width="12.0861666666667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2.37066666666667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euille_1" table:style-name="ta1">
        <table:table-column table:style-name="co1" table:default-cell-style-name="ce1"/>
        <table:table-column table:style-name="co2" table:number-columns-repeated="1023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Matériel</text:p>
          </table:table-cell>
          <table:table-cell office:value-type="string" table:style-name="ce3">
            <text:p>Prix HT</text:p>
          </table:table-cell>
          <table:table-cell office:value-type="string" table:style-name="ce3">
            <text:p>Prix TTC</text:p>
          </table:table-cell>
          <table:table-cell office:value-type="string" table:style-name="ce3">
            <text:p>Quantité</text:p>
          </table:table-cell>
          <table:table-cell table:number-columns-repeated="16380" table:style-name="ce1"/>
        </table:table-row>
        <table:table-row table:style-name="ro2">
          <table:table-cell office:value-type="string" office:string-value="Châssis AlphaBot2-Ar 12911" table:formula="of:=HYPERLINK(&quot;https://www.gotronic.fr/art-chassis-alphabot2-ar-12911-27125.htm#complte_desc&quot;;&quot;Châssis AlphaBot2-Ar 12911&quot;)" table:style-name="ce4">
            <text:p>Châssis AlphaBot2-Ar 12911</text:p>
          </table:table-cell>
          <table:table-cell office:value-type="currency" office:value="53.25" table:style-name="ce5">
            <text:p>53,25 €</text:p>
          </table:table-cell>
          <table:table-cell office:value-type="currency" office:value="63.9" table:style-name="ce5">
            <text:p>63,90 €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 office:value-type="string" office:string-value="Carte Arduino UNO" table:formula="of:=HYPERLINK(&quot;https://www.gotronic.fr/art-carte-arduino-uno-12420.htm&quot;;&quot;Carte Arduino UNO&quot;)" table:style-name="ce4">
            <text:p>Carte Arduino UNO</text:p>
          </table:table-cell>
          <table:table-cell office:value-type="currency" office:value="16.25" table:style-name="ce5">
            <text:p>16,25 €</text:p>
          </table:table-cell>
          <table:table-cell office:value-type="currency" office:value="19.5" table:style-name="ce5">
            <text:p>19,50 €</text:p>
          </table:table-cell>
          <table:table-cell office:value-type="float" office:value="2" table:style-name="ce6">
            <text:p>2</text:p>
          </table:table-cell>
          <table:table-cell table:number-columns-repeated="16380" table:style-name="ce1"/>
        </table:table-row>
        <table:table-row table:style-name="ro2">
          <table:table-cell office:value-type="string" office:string-value="Module BLE dual Bee 113050013" table:formula="of:=HYPERLINK(&quot;https://www.gotronic.fr/art-module-ble-dual-bee-113050013-24545.htm&quot;;&quot;Module BLE dual Bee 113050013&quot;)" table:style-name="ce4">
            <text:p>Module BLE dual Bee 113050013</text:p>
          </table:table-cell>
          <table:table-cell office:value-type="currency" office:value="17.829999999999998" table:style-name="ce5">
            <text:p>17,83 €</text:p>
          </table:table-cell>
          <table:table-cell office:value-type="currency" office:value="21.4" table:style-name="ce5">
            <text:p>21,40 €</text:p>
          </table:table-cell>
          <table:table-cell office:value-type="float" office:value="2" table:style-name="ce6">
            <text:p>2</text:p>
          </table:table-cell>
          <table:table-cell table:number-columns-repeated="16380" table:style-name="ce1"/>
        </table:table-row>
        <table:table-row table:style-name="ro2">
          <table:table-cell office:value-type="string" office:string-value="Module Xbee Shield 103030004" table:formula="of:=HYPERLINK(&quot;https://www.gotronic.fr/art-module-xbee-shield-103030004-20626.htm&quot;;&quot;Module Xbee Shield 103030004&quot;)" table:style-name="ce4">
            <text:p>Module Xbee Shield 103030004</text:p>
          </table:table-cell>
          <table:table-cell office:value-type="currency" office:value="8.58" table:style-name="ce5">
            <text:p>8,58 €</text:p>
          </table:table-cell>
          <table:table-cell office:value-type="currency" office:value="10.3" table:style-name="ce5">
            <text:p>10,30 €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 office:value-type="string" office:string-value="Accu Li-Ion 14500 (pile)" table:formula="of:=HYPERLINK(&quot;https://www.gotronic.fr/art-A15accu-li-ion-14500-26307.htm&quot;;&quot;Accu Li-Ion 14500 (pile)&quot;)" table:style-name="ce15">
            <text:p>Accu Li-Ion 14500 (pile)</text:p>
          </table:table-cell>
          <table:table-cell office:value-type="currency" office:value="5.75" table:style-name="ce5">
            <text:p>5,75 €</text:p>
          </table:table-cell>
          <table:table-cell office:value-type="currency" office:value="6.9" table:style-name="ce5">
            <text:p>6,90 €</text:p>
          </table:table-cell>
          <table:table-cell office:value-type="float" office:value="2" table:style-name="ce6">
            <text:p>2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6">
            <text:p>Duracell Plus Power AA / LR</text:p>
          </table:table-cell>
          <table:table-cell office:value-type="currency" office:value="7.9" table:style-name="ce5">
            <text:p>7,90 €</text:p>
          </table:table-cell>
          <table:table-cell office:value-type="currency" office:value="9.9" table:style-name="ce5">
            <text:p>9,90 €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Total HT</text:p>
          </table:table-cell>
          <table:table-cell office:value-type="string" table:style-name="ce8">
            <text:p>Total TTC</text:p>
          </table:table-cell>
          <table:table-cell table:number-columns-repeated="16378"/>
        </table:table-row>
        <table:table-row table:style-name="ro2">
          <table:table-cell table:style-name="ce6"/>
          <table:table-cell table:number-columns-repeated="2" table:style-name="ce5"/>
          <table:table-cell table:style-name="ce6"/>
          <table:table-cell office:value-type="currency" office:value="173.09" table:formula="of:=[.B2]*[.D2]+[.B3]*[.D3]+[.B4]*[.D4]+[.B5]*[.D5]+[.B6]*[.D6]+[.B7]*[.D7]+[.B8]*[.D8]" table:style-name="ce9">
            <text:p>173,09 €</text:p>
          </table:table-cell>
          <table:table-cell office:value-type="currency" office:value="209.4" table:formula="of:=[.C2]*[.D2]+[.C3]*[.D3]+[.C5]*[.D5]+[.C4]*[.D4]+[.C6]*[.D6]+[.C7]*[.D7]+[.C8]*[.D8]" table:style-name="ce9">
            <text:p>209,40 €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Optionnel</text:p>
          </table:table-cell>
          <table:table-cell office:value-type="string" table:style-name="ce2">
            <text:p>Prix HT</text:p>
          </table:table-cell>
          <table:table-cell office:value-type="string" table:style-name="ce2">
            <text:p>Prix TTC</text:p>
          </table:table-cell>
          <table:table-cell office:value-type="string" table:style-name="ce2">
            <text:p>Quantité</text:p>
          </table:table-cell>
          <table:table-cell table:number-columns-repeated="16380" table:style-name="ce1"/>
        </table:table-row>
        <table:table-row table:style-name="ro2">
          <table:table-cell office:value-type="string" office:string-value="Lot de 5 câbles Grove 5 cm" table:formula="of:=HYPERLINK(&quot;https://www.gotronic.fr/art-lot-de-5-cables-grove-5-cm-19055.htm&quot;;&quot;Lot de 5 câbles Grove 5 cm&quot;)" table:style-name="ce10">
            <text:p>Lot de 5 câbles Grove 5 cm</text:p>
          </table:table-cell>
          <table:table-cell office:value-type="currency" office:value="1.63" table:style-name="ce11">
            <text:p>1,63 €</text:p>
          </table:table-cell>
          <table:table-cell office:value-type="currency" office:value="1.95" table:style-name="ce11">
            <text:p>1,95 €</text:p>
          </table:table-cell>
          <table:table-cell office:value-type="float" office:value="1" table:style-name="ce12">
            <text:p>1</text:p>
          </table:table-cell>
          <table:table-cell table:number-columns-repeated="16380" table:style-name="ce1"/>
        </table:table-row>
        <table:table-row table:style-name="ro2">
          <table:table-cell office:value-type="string" office:string-value="Lot de 5 câbles Grove 20 cm" table:formula="of:=HYPERLINK(&quot;https://www.gotronic.fr/art-lot-de-5-cables-grove-20-cm-19054.htm&quot;;&quot;Lot de 5 câbles Grove 20 cm&quot;)" table:style-name="ce10">
            <text:p>Lot de 5 câbles Grove 20 cm</text:p>
          </table:table-cell>
          <table:table-cell office:value-type="currency" office:value="2.4900000000000002" table:style-name="ce11">
            <text:p>2,49 €</text:p>
          </table:table-cell>
          <table:table-cell office:value-type="currency" office:value="2.99" table:style-name="ce11">
            <text:p>2,99 €</text:p>
          </table:table-cell>
          <table:table-cell office:value-type="float" office:value="1" table:style-name="ce12">
            <text:p>1</text:p>
          </table:table-cell>
          <table:table-cell table:number-columns-repeated="16380" table:style-name="ce1"/>
        </table:table-row>
        <table:table-row table:style-name="ro1">
          <table:table-cell table:number-columns-repeated="4" table:style-name="ce1"/>
          <table:table-cell office:value-type="string" table:style-name="ce13">
            <text:p>Total HT</text:p>
          </table:table-cell>
          <table:table-cell office:value-type="string" table:style-name="ce14">
            <text:p>Total TTC</text:p>
          </table:table-cell>
          <table:table-cell table:number-columns-repeated="16378"/>
        </table:table-row>
        <table:table-row table:style-name="ro2">
          <table:table-cell table:number-columns-repeated="4" table:style-name="ce1"/>
          <table:table-cell office:value-type="currency" office:value="177.21" table:formula="of:=[.B10]+[.B11]+[.E8]" table:style-name="ce9">
            <text:p>177,21 €</text:p>
          </table:table-cell>
          <table:table-cell office:value-type="currency" office:value="214.34" table:formula="of:=[.C10]+[.C11]+[.F8]" table:style-name="ce9">
            <text:p>214,34 €</text:p>
          </table:table-cell>
          <table:table-cell table:number-columns-repeated="16378"/>
        </table:table-row>
        <table:table-row table:number-rows-repeated="1048563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currency-style style:name="N36" number:language="ar" number:country="SA">
      <number:number number:decimal-places="2" number:min-integer-digits="1" number:grouping="true"/>
      <number:text> </number:text>
      <number:currency-symbol number:language="ar" number:country="SA">€</number:currency-symbol>
    </number:currency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30</meta:generator>
    <dc:creator>elvira raphaelle</dc:creator>
    <dc:date>2018-06-12T08:32:55Z</dc:date>
  </office:meta>
</office:document-meta>
</file>